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2002-v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2002-v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2002-vi" style:display-name="PageStyle_arrests-public-property-2002-v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